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textarea-vertical-align="bottom" fo:padding-top="0.5cm" fo:padding-bottom="0.5cm" fo:padding-left="0.5cm" fo:padding-right="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.751cm"/>
    </style:style>
    <style:style style:name="pr6" style:family="presentation" style:parent-style-name="Default-outline1">
      <style:graphic-properties fo:min-height="11.5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ccccc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ccccc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none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cccccc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none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none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loext:graphic-properties draw:fill="solid" draw:fill-color="#cccccc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style:text-autospace="ideograph-alpha" style:punctuation-wrap="simple" style:line-break="strict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text-align="start" style:text-autospace="ideograph-alpha" style:punctuation-wrap="simple" style:line-break="strict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loext:graphic-properties draw:fill="solid" draw:fill-color="#ffffff"/>
      <style:text-properties fo:font-size="15pt" style:font-size-asian="15pt" style:font-size-complex="15pt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8" style:family="paragraph">
      <style:text-properties fo:font-size="32pt"/>
    </style:style>
    <style:style style:name="P19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text-position="0% 100%" fo:font-size="12pt" fo:letter-spacing="normal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scale="100%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language="en" fo:country="US"/>
    </style:style>
    <style:style style:name="T10" style:family="text">
      <style:text-properties fo:background-color="transparent"/>
    </style:style>
    <style:style style:name="T11" style:family="text">
      <style:text-properties fo:background-color="#fff200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2"><text:span text:style-name="T2">Frie</text:span><text:span text:style-name="T2">dric</text:span><text:span text:style-name="T2">h-</text:span><text:span text:style-name="T2">Alex</text:span><text:span text:style-name="T2">and</text:span><text:span text:style-name="T2">er </text:span><text:span text:style-name="T2">Univ</text:span><text:span text:style-name="T2">ersit</text:span><text:span text:style-name="T2">y </text:span><text:span text:style-name="T2">Erla</text:span><text:span text:style-name="T2">nge</text:span><text:span text:style-name="T2">n-</text:span><text:span text:style-name="T2">Nür</text:span><text:span text:style-name="T2">nber</text:span><text:span text:style-name="T2">g</text:span></text:p>
            <text:p text:style-name="P1"><text:span text:style-name="T1">CO</text:span><text:span text:style-name="T1">SS </text:span><text:span text:style-name="T1">A0</text:span><text:span text:style-name="T1">2</text:span></text:p>
            <text:p text:style-name="P1"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e</text:span><text:span text:style-name="T4">r </text:span><text:span text:style-name="T4">Universit</text:span><text:span text:style-name="T4">y </text:span><text:span text:style-name="T4">Erlangen</text:span><text:span text:style-name="T4">-</text:span><text:span text:style-name="T4">Nürnberg </text:span><text:span text:style-name="T4">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e</text:span><text:span text:style-name="T4">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5">#</text:span></text:p>
              </table:table-cell>
              <table:table-cell>
                <text:p text:style-name="P6"><text:span text:style-name="T5">Lecture Due</text:span></text:p>
              </table:table-cell>
              <table:table-cell>
                <text:p text:style-name="P6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1</text:span></text:p>
              </table:table-cell>
              <table:table-cell>
                <text:p text:style-name="P6"><text:span text:style-name="T6">Course introduction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>
              <table:table-cell table:style-name="ce5">
                <text:p text:style-name="P5"><text:span text:style-name="T6">02</text:span></text:p>
              </table:table-cell>
              <table:table-cell table:style-name="ce6">
                <text:p text:style-name="P7"><text:span text:style-name="T7">Student project pitches</text:span></text:p>
              </table:table-cell>
              <table:table-cell table:style-name="ce7">
                <text:p text:style-name="P8"><text:span text:style-name="T6">Student pitch (optional)</text:span></text:p>
              </table:table-cell>
            </table:table-row>
            <table:table-row table:style-name="ro1">
              <table:table-cell table:style-name="ce8">
                <text:p text:style-name="P5"><text:span text:style-name="T6">03</text:span></text:p>
              </table:table-cell>
              <table:table-cell table:style-name="ce9">
                <text:p text:style-name="P7"><text:span text:style-name="T7">The software industry</text:span></text:p>
              </table:table-cell>
              <table:table-cell table:style-name="ce10">
                <text:p text:style-name="P8"><text:span text:style-name="T6">-</text:span></text:p>
              </table:table-cell>
            </table:table-row>
            <table:table-row table:style-name="ro1">
              <table:table-cell table:style-name="ce5">
                <text:p text:style-name="P5"><text:span text:style-name="T6">04</text:span></text:p>
              </table:table-cell>
              <table:table-cell table:style-name="ce6">
                <text:p text:style-name="P7"><text:span text:style-name="T7">…</text:span></text:p>
              </table:table-cell>
              <table:table-cell table:style-name="ce7">
                <text:p text:style-name="P8"><text:span text:style-name="T6">-</text:span></text:p>
              </table:table-cell>
            </table:table-row>
            <table:table-row table:style-name="ro1">
              <table:table-cell table:style-name="ce11">
                <text:p text:style-name="P5"><text:span text:style-name="T6">05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>
                <text:p text:style-name="P7"><text:span text:style-name="T7">Homework bundle 1</text:span></text:p>
              </table:table-cell>
            </table:table-row>
            <table:table-row table:style-name="ro1">
              <table:table-cell table:style-name="ce5">
                <text:p text:style-name="P5"><text:span text:style-name="T6">06</text:span></text:p>
              </table:table-cell>
              <table:table-cell table:style-name="ce6">
                <text:p text:style-name="P7"><text:span text:style-name="T7">Commercial open source</text:span></text:p>
              </table:table-cell>
              <table:table-cell table:style-name="ce7">
                <text:p text:style-name="P7"><text:span text:style-name="T7">-</text:span></text:p>
              </table:table-cell>
            </table:table-row>
            <table:table-row table:style-name="ro1">
              <table:table-cell table:style-name="ce11">
                <text:p text:style-name="P5"><text:span text:style-name="T6">07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>
                <text:p text:style-name="P7"><text:span text:style-name="T7">-</text:span></text:p>
              </table:table-cell>
            </table:table-row>
            <table:table-row table:style-name="ro1">
              <table:table-cell table:style-name="ce5">
                <text:p text:style-name="P5"><text:span text:style-name="T6">08</text:span></text:p>
              </table:table-cell>
              <table:table-cell table:style-name="ce6">
                <text:p text:style-name="P7"><text:span text:style-name="T7">...</text:span></text:p>
              </table:table-cell>
              <table:table-cell table:style-name="ce7">
                <text:p text:style-name="P7"><text:span text:style-name="T7">Homework bundle 2</text:span></text:p>
              </table:table-cell>
            </table:table-row>
            <table:table-row table:style-name="ro1">
              <table:table-cell table:style-name="ce8">
                <text:p text:style-name="P5"><text:span text:style-name="T6">09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>
                <text:p text:style-name="P7"><text:span text:style-name="T7">-</text:span></text:p>
              </table:table-cell>
            </table:table-row>
            <table:table-row table:style-name="ro1">
              <table:table-cell table:style-name="ce5">
                <text:p text:style-name="P5"><text:span text:style-name="T6">10</text:span></text:p>
              </table:table-cell>
              <table:table-cell table:style-name="ce6">
                <text:p text:style-name="P7"><text:span text:style-name="T7">...</text:span></text:p>
              </table:table-cell>
              <table:table-cell table:style-name="ce7">
                <text:p text:style-name="P7"><text:span text:style-name="T7">-</text:span></text:p>
              </table:table-cell>
            </table:table-row>
            <table:table-row table:style-name="ro1">
              <table:table-cell table:style-name="ce8">
                <text:p text:style-name="P5"><text:span text:style-name="T6">11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>
                <text:p text:style-name="P7"><text:span text:style-name="T7">Homework bundle 3</text:span></text:p>
              </table:table-cell>
            </table:table-row>
            <table:table-row table:style-name="ro1">
              <table:table-cell table:style-name="ce5">
                <text:p text:style-name="P5"><text:span text:style-name="T6">12</text:span></text:p>
              </table:table-cell>
              <table:table-cell table:style-name="ce6">
                <text:p text:style-name="P7"><text:span text:style-name="T7">University spin-offs</text:span></text:p>
              </table:table-cell>
              <table:table-cell table:style-name="ce7"/>
            </table:table-row>
            <table:table-row table:style-name="ro1">
              <table:table-cell table:style-name="ce8">
                <text:p text:style-name="P5"><text:span text:style-name="T6">13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/>
            </table:table-row>
            <table:table-row table:style-name="ro1">
              <table:table-cell table:style-name="ce5">
                <text:p text:style-name="P5"><text:span text:style-name="T6">14</text:span></text:p>
              </table:table-cell>
              <table:table-cell table:style-name="ce6">
                <text:p text:style-name="P7"><text:span text:style-name="T7">...</text:span></text:p>
              </table:table-cell>
              <table:table-cell table:style-name="ce12">
                <text:p text:style-name="P7"><text:span text:style-name="T7">Final report</text:span></text:p>
              </table:table-cell>
            </table:table-row>
            <table:table-row table:style-name="ro2" table:default-cell-style-name="ce14">
              <table:table-cell table:style-name="ce13">
                <text:p text:style-name="P9"><text:span text:style-name="T8">15</text:span></text:p>
              </table:table-cell>
              <table:table-cell>
                <text:p text:style-name="P6"><text:span text:style-name="T6">-</text:span></text:p>
              </table:table-cell>
              <table:table-cell>
                <text:p text:style-name="P7"><text:span text:style-name="T7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ubmission of Deliverabl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Through course management syste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 text:style-name="P12"><text:span text:style-name="T9">Right before cla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Project pitch (optional)</text:p>
                <text:list>
                  <text:list-item>
                    <text:p>Every team can submit exactly one pitch</text:p>
                  </text:list-item>
                  <text:list-item>
                    <text:p>The pitch must fit into one of three categories</text:p>
                    <text:list>
                      <text:list-item>
                        <text:p>New (to be created) open source project</text:p>
                      </text:list-item>
                      <text:list-item>
                        <text:p>Existing successful community open source project</text:p>
                      </text:list-item>
                      <text:list-item>
                        <text:p>Software of existing commercial vend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pitch must explain why</text:p>
                    <text:list>
                      <text:list-item>
                        <text:p>This project / software is a good fit for the course</text:p>
                        <text:list>
                          <text:list-item>
                            <text:p>Is it fun?</text:p>
                          </text:list-item>
                          <text:list-item>
                            <text:p>Does it make sense? </text:p>
                          </text:list-item>
                          <text:list-item>
                            <text:p>Will everyone find enough material?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In three slides or less; be prepared to present 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Submit as PDF file (not Microsoft Word nor Google Do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W #05, #08, #11 Deliverables Due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Present your business model so far</text:p>
                <text:list>
                  <text:list-item>
                    <text:p>Answer questions according to homework tab of <text:a xlink:href="https://oss.cs.fau.de/oss-coss-course" xlink:type="simple">Course overview</text:a></text:p>
                    <text:list>
                      <text:list-item>
                        <text:p>An answer may have at max. three slides</text:p>
                      </text:list-item>
                      <text:list-item>
                        <text:p>More slides are acceptable in (ungraded) backup sec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slide deck template <text:a xlink:href="https://bit.ly/2MvKvOV" xlink:type="simple">https://bit.ly/2MvKvOV</text:a><text:s/></text:p>
                  </text:list-item>
                  <text:list-item>
                    <text:p>Name submissions coss-ws2020-team-<text:span text:style-name="T11">X</text:span>-homework-<text:span text:style-name="T11">Y</text:span><text:span text:style-name="T10">.pdf</text:span></text:p>
                    <text:list>
                      <text:list-item>
                        <text:p><text:span text:style-name="T10">X is your team number</text:span></text:p>
                      </text:list-item>
                      <text:list-item>
                        <text:p><text:span text:style-name="T10">Y is homework bundle 1, 2, or 3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Submit as PDF file (not Microsoft Word nor Google Do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8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Present updated and completed business model</text:p>
                <text:list>
                  <text:list-item>
                    <text:p>Answer all questions for all components</text:p>
                    <text:list>
                      <text:list-item>
                        <text:p>An answer may have at max. one page of text [1]</text:p>
                      </text:list-item>
                      <text:list-item>
                        <text:p>It may include one or more figures, tables, …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final report template https://bit.ly/30dXFbH </text:p>
                  </text:list-item>
                  <text:list-item>
                    <text:p>Name submission coss-ws2020-team-<text:span text:style-name="T11">X</text:span>-final-report.pdf</text:p>
                  </text:list-item>
                  <text:list-item>
                    <text:p><text:span text:style-name="T10">Submit as PDF file (not Microsoft Word nor Google Doc)</text:span>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26cm" svg:height="1.75cm" svg:x="0cm" svg:y="14cm">
          <draw:text-box>
            <text:p text:style-name="P14"><text:span text:style-name="T12">[1]</text:span><text:span text:style-name="T12"><text:tab/></text:span><text:span text:style-name="T12">“I </text:span><text:span text:style-name="T12">didn’t </text:span><text:span text:style-name="T12">have </text:span><text:span text:style-name="T12">time to </text:span><text:span text:style-name="T12">write a </text:span><text:span text:style-name="T12">short </text:span><text:span text:style-name="T12">letter, </text:span><text:span text:style-name="T12">so I </text:span><text:span text:style-name="T12">wrote a </text:span><text:span text:style-name="T12">long </text:span><text:span text:style-name="T12">one” </text:span><text:span text:style-name="T12">(attribut</text:span><text:span text:style-name="T12">ed to </text:span><text:span text:style-name="T12">Mark </text:span><text:span text:style-name="T12">Twain)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7" draw:layer="layout" svg:width="20cm" svg:height="4cm" svg:x="0cm" svg:y="11.75cm">
          <draw:text-box>
            <text:p text:style-name="P16"><text:span text:style-name="T13">DR</text:span></text:p>
          </draw:text-box>
        </draw:frame>
        <draw:frame presentation:style-name="pr10" draw:text-style-name="P18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10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 text:style-name="P19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15.731666850</meta:creation-date>
    <meta:editing-duration>PT35M44S</meta:editing-duration>
    <meta:editing-cycles>5</meta:editing-cycles>
    <meta:generator>LibreOffice/6.0.7.3$Linux_X86_64 LibreOffice_project/00m0$Build-3</meta:generator>
    <dc:date>2020-09-19T19:26:20.656507772</dc:date>
    <meta:document-statistic meta:object-count="107"/>
  </office:meta>
</office:document-meta>
</file>